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Times New Roman" svg:font-family="'Times New Roman', stixgeneral, serif"/>
    <style:font-face style:name="arial" svg:font-family="arial, helvetica, clean,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use-window-font-color="true"/>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2pt" fo:font-weight="normal" style:font-weight-asian="normal" style:font-weight-complex="normal" loext:shadow="none"/>
    </style:style>
    <style:style style:name="P4" style:family="paragraph" style:parent-style-name="Heading_20_3">
      <style:text-properties fo:font-weight="normal" style:font-weight-asian="normal" style:font-weight-complex="normal"/>
    </style:style>
    <style:style style:name="P5" style:family="paragraph" style:parent-style-name="Heading_20_3">
      <style:text-properties officeooo:rsid="001fa6ad" officeooo:paragraph-rsid="001fa6ad"/>
    </style:style>
    <style:style style:name="P6" style:family="paragraph" style:parent-style-name="Heading_20_3">
      <style:text-properties fo:font-variant="normal" fo:text-transform="none" fo:color="#724128" style:font-name="arial" fo:font-size="11.25pt" fo:letter-spacing="normal" fo:font-style="normal" fo:font-weight="normal" style:font-weight-asian="normal" style:font-weight-complex="normal"/>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weight="normal" officeooo:rsid="00224f87" officeooo:paragraph-rsid="00224f87" style:font-weight-asian="normal" style:font-weight-complex="normal"/>
    </style:style>
    <style:style style:name="P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1.25pt" fo:letter-spacing="normal" fo:font-style="normal" fo:font-weight="normal"/>
    </style:style>
    <style:style style:name="P10" style:family="paragraph" style:parent-style-name="Text_20_body">
      <style:paragraph-properties fo:margin-left="0in" fo:margin-right="0in" fo:text-align="start" style:justify-single-word="false" fo:orphans="2" fo:widows="2" fo:text-indent="0in" style:auto-text-indent="false"/>
    </style:style>
    <style:style style:name="P11" style:family="paragraph" style:parent-style-name="Heading_20_3">
      <style:paragraph-properties fo:margin-left="0in" fo:margin-right="0in" fo:text-align="start" style:justify-single-word="false" fo:orphans="2" fo:widows="2" fo:text-indent="0in" style:auto-text-indent="false"/>
      <style:text-properties fo:font-variant="normal" fo:text-transform="none" fo:color="#724128" style:font-name="arial" fo:font-size="11.25pt" fo:letter-spacing="normal" fo:font-style="normal" fo:font-weight="normal"/>
    </style:style>
    <style:style style:name="P12" style:family="paragraph" style:parent-style-name="Heading_20_1">
      <style:text-properties fo:font-size="12pt" fo:font-weight="normal" style:font-weight-asian="normal" style:font-weight-complex="normal"/>
    </style:style>
    <style:style style:name="P13" style:family="paragraph" style:parent-style-name="Heading_20_1">
      <style:text-properties fo:font-variant="normal" fo:text-transform="none" fo:color="#000000" style:font-name="arial" fo:letter-spacing="normal" fo:font-style="normal" fo:font-weight="normal" style:font-weight-asian="normal" style:font-weight-complex="normal"/>
    </style:style>
    <style:style style:name="P14" style:family="paragraph" style:parent-style-name="Standard" style:list-style-name=""/>
    <style:style style:name="P15" style:family="paragraph" style:parent-style-name="Standard">
      <style:paragraph-properties fo:margin-left="0in" fo:margin-right="0in" fo:text-align="start" style:justify-single-word="false" fo:orphans="2" fo:widows="2" fo:text-indent="0in" style:auto-text-indent="false"/>
      <style:text-properties fo:font-weight="normal" officeooo:rsid="0006ebbb" officeooo:paragraph-rsid="0022ec8c" style:font-weight-asian="normal" style:font-weight-complex="normal"/>
    </style:style>
    <style:style style:name="P16" style:family="paragraph" style:parent-style-name="Standard">
      <style:paragraph-properties fo:margin-left="0in" fo:margin-right="0in" fo:text-align="start" style:justify-single-word="false" fo:orphans="2" fo:widows="2" fo:text-indent="0in" style:auto-text-indent="false"/>
      <style:text-properties officeooo:rsid="00053335" officeooo:paragraph-rsid="0022ec8c"/>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weight="bold" officeooo:rsid="0024c974" officeooo:paragraph-rsid="0024c974" style:font-weight-asian="bold" style:font-weight-complex="bold"/>
    </style:style>
    <style:style style:name="P19" style:family="paragraph" style:parent-style-name="Text_20_body">
      <style:text-properties fo:font-weight="bold" officeooo:rsid="00254762" officeooo:paragraph-rsid="00254762" style:font-weight-asian="bold" style:font-weight-complex="bold"/>
    </style:style>
    <style:style style:name="P20" style:family="paragraph" style:parent-style-name="Text_20_body">
      <style:text-properties fo:font-weight="bold" officeooo:rsid="002571d3" officeooo:paragraph-rsid="002571d3" style:font-weight-asian="bold" style:font-weight-complex="bold"/>
    </style:style>
    <style:style style:name="P21" style:family="paragraph" style:parent-style-name="Text_20_body">
      <style:text-properties fo:font-weight="bold" officeooo:rsid="00262a76" officeooo:paragraph-rsid="00262a76" style:font-weight-asian="bold" style:font-weight-complex="bold"/>
    </style:style>
    <style:style style:name="P22" style:family="paragraph" style:parent-style-name="Text_20_body">
      <style:text-properties fo:font-weight="bold" officeooo:rsid="002dc4f4" officeooo:paragraph-rsid="002dc4f4" style:font-weight-asian="bold" style:font-weight-complex="bold"/>
    </style:style>
    <style:style style:name="P23" style:family="paragraph" style:parent-style-name="Text_20_body">
      <style:text-properties officeooo:paragraph-rsid="002ba8d7"/>
    </style:style>
    <style:style style:name="P24" style:family="paragraph" style:parent-style-name="Text_20_body" style:list-style-name="L1">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1.25pt" fo:letter-spacing="normal" fo:font-style="normal" fo:font-weight="normal"/>
    </style:style>
    <style:style style:name="P25" style:family="paragraph" style:parent-style-name="Text_20_body" style:list-style-name="L2">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1.25pt" fo:letter-spacing="normal" fo:font-style="normal" fo:font-weight="normal"/>
    </style:style>
    <style:style style:name="P26" style:family="paragraph" style:parent-style-name="Text_20_body" style:list-style-name="L3">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1.25pt" fo:letter-spacing="normal" fo:font-style="normal" fo:font-weight="normal"/>
    </style:style>
    <style:style style:name="P27" style:family="paragraph" style:parent-style-name="Text_20_body" style:list-style-name="L2">
      <style:paragraph-properties fo:margin-left="0in" fo:margin-right="0in" fo:text-align="start" style:justify-single-word="false" fo:orphans="2" fo:widows="2" fo:text-indent="0in" style:auto-text-indent="false"/>
    </style:style>
    <style:style style:name="P28" style:family="paragraph" style:parent-style-name="Text_20_body" style:list-style-name="L3">
      <style:paragraph-properties fo:margin-left="0in" fo:margin-right="0in" fo:text-align="start" style:justify-single-word="false" fo:orphans="2" fo:widows="2" fo:text-indent="0in" style:auto-text-indent="false"/>
    </style:style>
    <style:style style:name="P29" style:family="paragraph" style:parent-style-name="Heading_20_3">
      <style:text-properties fo:font-weight="normal" style:font-weight-asian="normal" style:font-weight-complex="normal"/>
    </style:style>
    <style:style style:name="P30" style:family="paragraph" style:parent-style-name="Heading_20_3">
      <style:text-properties fo:font-weight="bold" style:font-weight-asian="bold" style:font-weight-complex="bold"/>
    </style:style>
    <style:style style:name="P31" style:family="paragraph" style:parent-style-name="Heading_20_1">
      <style:text-properties fo:font-variant="normal" fo:text-transform="none" fo:color="#644c01" style:font-name="Helvetica Neue" fo:font-size="15pt" fo:letter-spacing="normal" fo:font-style="normal" fo:font-weight="bold" officeooo:rsid="00254762" officeooo:paragraph-rsid="00254762" style:font-weight-asian="bold" style:font-weight-complex="bold"/>
    </style:style>
    <style:style style:name="T1" style:family="text">
      <style:text-properties style:use-window-font-color="true"/>
    </style:style>
    <style:style style:name="T2" style:family="text">
      <style:text-properties fo:font-variant="normal" fo:text-transform="none" fo:color="#000000" style:font-name="Times New Roman" fo:font-size="11.25pt" fo:letter-spacing="normal" fo:font-style="normal"/>
    </style:style>
    <style:style style:name="T3" style:family="text">
      <style:text-properties fo:font-variant="normal" fo:text-transform="none" fo:color="#000000" style:font-name="Times New Roman" fo:font-size="11.25pt" fo:letter-spacing="normal" fo:font-style="normal" fo:font-weight="normal"/>
    </style:style>
    <style:style style:name="T4" style:family="text">
      <style:text-properties fo:font-variant="normal" fo:text-transform="none" fo:color="#000000" style:font-name="Times New Roman" fo:font-size="11.25pt" fo:letter-spacing="normal" fo:font-style="normal" fo:font-weight="bold"/>
    </style:style>
    <style:style style:name="T5" style:family="text">
      <style:text-properties officeooo:rsid="0022a707"/>
    </style:style>
    <style:style style:name="T6" style:family="text">
      <style:text-properties fo:font-weight="normal" style:font-weight-asian="normal" style:font-weight-complex="normal"/>
    </style:style>
    <style:style style:name="T7" style:family="text">
      <style:text-properties officeooo:rsid="0027a49b"/>
    </style:style>
    <style:style style:name="T8" style:family="text">
      <style:text-properties fo:font-weight="bold" officeooo:rsid="002ba8d7" style:font-weight-asian="bold" style:font-weight-complex="bold"/>
    </style:style>
    <style:style style:name="T9" style:family="text">
      <style:text-properties officeooo:rsid="002944eb"/>
    </style:style>
    <style:style style:name="T10" style:family="text">
      <style:text-properties officeooo:rsid="002c904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Tutorials</text:h>
      <text:h text:style-name="Heading_20_3" text:outline-level="3">PCA</text:h>
      <text:h text:style-name="P4" text:outline-level="3"/>
      <text:p text:style-name="P16"><text:span text:style-name="T3">R for PCA<text:tab/>: <text:tab/></text:span><text:a xlink:type="simple" xlink:href="https://www.ncbi.nlm.nih.gov/pmc/articles/PMC5599285/" text:style-name="Internet_20_link" text:visited-style-name="Visited_20_Internet_20_Link">https://www.ncbi.nlm.nih.gov/pmc/articles/PMC5599285/</text:a></text:p>
      <text:p text:style-name="P16"><text:span text:style-name="T3">IHD <text:tab/><text:tab/>: <text:tab/></text:span><text:a xlink:type="simple" xlink:href="http://indjst.org/index.php/indjst/article/view/91294/80368" text:style-name="Internet_20_link" text:visited-style-name="Visited_20_Internet_20_Link">http://indjst.org/index.php/indjst/article/view/91294/80368</text:a></text:p>
      <text:p text:style-name="P15"><text:span text:style-name="T2">SPCA<text:tab/><text:tab/>: <text:s text:c="10"/></text:span><text:a xlink:type="simple" xlink:href="http://www2.imm.dtu.dk/pubdb/views/edoc_download.php/4042/pdf/imm4042.pdf" text:style-name="Internet_20_link" text:visited-style-name="Visited_20_Internet_20_Link">http://www2.imm.dtu.dk/pubdb/views/edoc_download.php/4042/pdf/imm4042.pdf</text:a></text:p>
      <text:p text:style-name="P15"/>
      <text:h text:style-name="P30" text:outline-level="3">R: Principal Component Analysis on Imaging</text:h>
      <text:p text:style-name="Standard"><text:a xlink:type="simple" xlink:href="https://alstatr.blogspot.com/2014/12/principal-component-analysis-on-imaging.html" text:style-name="Internet_20_link" text:visited-style-name="Visited_20_Internet_20_Link"><text:span text:style-name="T1">https://alstatr.blogspot.com/2014/12/principal-component-analysis-on-imaging.html</text:span></text:a></text:p>
      <text:p text:style-name="P2"/>
      <text:h text:style-name="P14" text:outline-level="1">Image Compression with Principal Component Analysis</text:h>
      <text:p text:style-name="P3"/>
      <text:p text:style-name="P1"><text:a xlink:type="simple" xlink:href="https://www.r-bloggers.com/image-compression-with-principal-component-analysis/" text:style-name="Internet_20_link" text:visited-style-name="Visited_20_Internet_20_Link">https://www.r-bloggers.com/image-compression-with-principal-component-analysis/</text:a></text:p>
      <text:p text:style-name="Standard"/>
      <text:p text:style-name="Standard">Principal Component Analysis applied to digital image compression</text:p>
      <text:p text:style-name="P1"><text:a xlink:type="simple" xlink:href="http://www.scielo.br/scielo.php?script=sci_arttext&amp;pid=S1679-45082012000200004" text:style-name="Internet_20_link" text:visited-style-name="Visited_20_Internet_20_Link">http://www.scielo.br/scielo.php?script=sci_arttext&amp;pid=S1679-45082012000200004</text:a></text:p>
      <text:p text:style-name="P1"/>
      <text:p text:style-name="P1">Principal Component Analysis (PCA) Application to images</text:p>
      <text:p text:style-name="P1"><text:a xlink:type="simple" xlink:href="http://people.ciirc.cvut.cz/~hlavac/TeachPresEn/11ImageProc/15PCA.pdf" text:style-name="Internet_20_link" text:visited-style-name="Visited_20_Internet_20_Link">http://people.ciirc.cvut.cz/~hlavac/TeachPresEn/11ImageProc/15PCA.pdf</text:a></text:p>
      <text:p text:style-name="P1"/>
      <text:h text:style-name="P12" text:outline-level="1">Principal Component Analysis</text:h>
      <text:p text:style-name="P1"/>
      <text:p text:style-name="P1"><text:a xlink:type="simple" xlink:href="http://www.di.fc.ul.pt/~jpn/r/pca/pca.html" text:style-name="Internet_20_link" text:visited-style-name="Visited_20_Internet_20_Link">http://www.di.fc.ul.pt/~jpn/r/pca/pca.html</text:a></text:p>
      <text:p text:style-name="P1"/>
      <text:h text:style-name="P4" text:outline-level="3"><text:a xlink:type="simple" xlink:href="http://bioconductor.org/packages/devel/bioc/vignettes/EBImage/inst/doc/EBImage-introduction.html" text:style-name="Internet_20_link" text:visited-style-name="Visited_20_Internet_20_Link"/></text:h>
      <text:p text:style-name="P8">EBImage linear filters</text:p>
      <text:h text:style-name="P4" text:outline-level="3"><text:a xlink:type="simple" xlink:href="http://bioconductor.org/packages/devel/bioc/vignettes/EBImage/inst/doc/EBImage-introduction.html" text:style-name="Internet_20_link" text:visited-style-name="Visited_20_Internet_20_Link">http://bioconductor.org/packages/devel/bioc/vignettes/EBImage/inst/doc/EBImage-introduction.html</text:a></text:h>
      <text:p text:style-name="P7"/>
      <text:h text:style-name="P13" text:outline-level="1">Image Segmentation, Registration and Characterization in R with SimpleITK</text:h>
      <text:p text:style-name="P7"/>
      <text:p text:style-name="P7"><text:a xlink:type="simple" xlink:href="https://www.ncbi.nlm.nih.gov/pmc/articles/PMC6168008/" text:style-name="Internet_20_link" text:visited-style-name="Visited_20_Internet_20_Link">https://www.ncbi.nlm.nih.gov/pmc/articles/PMC6168008/</text:a></text:p>
      <text:h text:style-name="P6" text:outline-level="3"><text:bookmark text:name="S22title"/>4.1. Filtering</text:h>
      <text:section text:style-name="Sect1" text:name="S22">
        <text:p text:style-name="P9"><text:bookmark text:name="P60"/>This is the largest module and contains numerous classes that modify voxel values in some way. It contains the following categories, in alphabetical order:</text:p>
        <text:list xml:id="list3649626943" text:style-name="L1">
          <text:list-item>
            <text:p text:style-name="P24"><text:bookmark text:name="P61"/><text:bookmark text:name="L8"/><text:soft-page-break/>AnisotropicSmoothing: Gradient and curvature anisotropic diffusion for scalar and vector images.</text:p>
          </text:list-item>
          <text:list-item>
            <text:p text:style-name="P24"><text:bookmark text:name="P62"/>AntiAlias: Reduce aliasing artifacts when displaying binary volume.</text:p>
          </text:list-item>
          <text:list-item>
            <text:p text:style-name="P24"><text:bookmark text:name="P63"/>BiasCorrection: The N4 algorithm for bias field inhomogeneity in MR images.</text:p>
          </text:list-item>
          <text:list-item>
            <text:p text:style-name="P24"><text:bookmark text:name="P64"/>BinaryMathematicalMorphology: Specialized mathematical operations for binary images.</text:p>
          </text:list-item>
          <text:list-item>
            <text:p text:style-name="P24"><text:bookmark text:name="P65"/>Colormap: Colormaps for creating overlays and display.</text:p>
          </text:list-item>
          <text:list-item>
            <text:p text:style-name="P24"><text:bookmark text:name="P66"/>Convolution: Convolution and correlation classes.</text:p>
          </text:list-item>
          <text:list-item>
            <text:p text:style-name="P24"><text:bookmark text:name="P67"/>CurvatureFlow: Diffusion-based denoising.</text:p>
          </text:list-item>
          <text:list-item>
            <text:p text:style-name="P24"><text:bookmark text:name="P68"/>Deconvolution: A range of deconvolution algorithms – RichardsonLucy, Tikhonov, etc.</text:p>
          </text:list-item>
          <text:list-item>
            <text:p text:style-name="P24"><text:bookmark text:name="P69"/>Denoising: Patch-based denoising.</text:p>
          </text:list-item>
          <text:list-item>
            <text:p text:style-name="P24"><text:bookmark text:name="P70"/>DiffusionTensorImage: Basic tools for diffusion tensor data – reconstruction, fractional anisotropy.</text:p>
          </text:list-item>
          <text:list-item>
            <text:p text:style-name="P24"><text:bookmark text:name="P71"/>DisplacementField: Tools for processing displacement images produced by registration.</text:p>
          </text:list-item>
          <text:list-item>
            <text:p text:style-name="P24"><text:bookmark text:name="P72"/>DistanceMap: Signed and unsigned distance transforms using various algorithms.</text:p>
          </text:list-item>
          <text:list-item>
            <text:p text:style-name="P24"><text:bookmark text:name="P73"/>FastMarching: Classes to compute geodesic distances on images using the fast marching algorithm.</text:p>
          </text:list-item>
          <text:list-item>
            <text:p text:style-name="P24"><text:bookmark text:name="P74"/>FFT: A range of fast Fourier transform classes.</text:p>
          </text:list-item>
          <text:list-item>
            <text:p text:style-name="P24"><text:bookmark text:name="P75"/>ImageCompare: Checkerboard visualization aids.</text:p>
          </text:list-item>
          <text:list-item>
            <text:p text:style-name="P24"><text:bookmark text:name="P76"/>ImageCompose: Tiling, joining.</text:p>
          </text:list-item>
          <text:list-item>
            <text:p text:style-name="P24"><text:bookmark text:name="P77"/>ImageFeature: Edge detection, Laplacians, Hessians, etc.</text:p>
          </text:list-item>
          <text:list-item>
            <text:p text:style-name="P24"><text:bookmark text:name="P78"/>ImageFusion: Overlays.</text:p>
          </text:list-item>
          <text:list-item>
            <text:p text:style-name="P24"><text:bookmark text:name="P79"/>ImageGradient: Separable, recursive gradient filters.</text:p>
          </text:list-item>
          <text:list-item>
            <text:p text:style-name="P24"><text:bookmark text:name="P80"/>ImageGrid: Padding, cropping, resampling etc.</text:p>
          </text:list-item>
          <text:list-item>
            <text:p text:style-name="P24"><text:bookmark text:name="P81"/>ImageIntensity: Arithmetic, logical operations, etc.</text:p>
          </text:list-item>
          <text:list-item>
            <text:p text:style-name="P24"><text:bookmark text:name="P82"/>ImageLabel: Manipulation of label images (outputs of connected component analysis).</text:p>
          </text:list-item>
          <text:list-item>
            <text:p text:style-name="P24"><text:bookmark text:name="P83"/>ImageNoise: Noise generators for algorithm tests.</text:p>
          </text:list-item>
          <text:list-item>
            <text:p text:style-name="P24"><text:bookmark text:name="P84"/>ImageSources: Filters creating various sorts of synthetic images (e.g., coordinate positions).</text:p>
          </text:list-item>
          <text:list-item>
            <text:p text:style-name="P24"><text:bookmark text:name="P85"/>ImageStatistics: Whole image statistics, label statistics, projections, overlap measures.</text:p>
          </text:list-item>
          <text:list-item>
            <text:p text:style-name="P24"><text:bookmark text:name="P86"/>LabelMap: Manipulation of run-length-encoded objects from connected component analysis.</text:p>
          </text:list-item>
          <text:list-item>
            <text:p text:style-name="P24"><text:bookmark text:name="P87"/>MathematicalMorphology: Erosions/dilations using various fast decompositions, tophat filters, geodesic reconstruction, regional extrema and attribute morphology.</text:p>
          </text:list-item>
          <text:list-item>
            <text:p text:style-name="P24"><text:bookmark text:name="P88"/>Smoothing: Separable, recursive smoothing filters.</text:p>
          </text:list-item>
          <text:list-item>
            <text:p text:style-name="P24"><text:bookmark text:name="P89"/>Thresholding: Threshold estimation using a range of histogram-based approaches.</text:p>
          </text:list-item>
        </text:list>
      </text:section>
      <text:section text:style-name="Sect1" text:name="S23">
        <text:h text:style-name="P11" text:outline-level="3"><text:bookmark text:name="S23title"/>4.2. Segmentation</text:h>
        <text:p text:style-name="P9"><text:bookmark text:name="P90"/>Image segmentation filters produce output images in which voxel values indicate class membership. The relevant ITK modules are:</text:p>
        <text:list xml:id="list117902878" text:style-name="L2">
          <text:list-item>
            <text:p text:style-name="P27"><text:bookmark text:name="P91"/><text:bookmark text:name="L9"/><text:soft-page-break/><text:span text:style-name="T3">Classifiers: Bayesian, </text:span><text:span text:style-name="Emphasis"><text:span text:style-name="T3">K</text:span></text:span><text:span text:style-name="T3">-means voxel classifiers.</text:span></text:p>
          </text:list-item>
          <text:list-item>
            <text:p text:style-name="P25"><text:bookmark text:name="P92"/>ConnectedComponents: Label objects in a binary image (aka particle analysis).</text:p>
          </text:list-item>
          <text:list-item>
            <text:p text:style-name="P25"><text:bookmark text:name="P93"/>DeformableMesh: Mesh-based segmentation in which mesh deformation is driven by image forces.</text:p>
          </text:list-item>
          <text:list-item>
            <text:p text:style-name="P25"><text:bookmark text:name="P94"/>KLMRegionGrowing: Koepfler, Lopez and Morel algorithm.</text:p>
          </text:list-item>
          <text:list-item>
            <text:p text:style-name="P25"><text:bookmark text:name="P95"/>LabelVoting: Various schemes for combining label images, including STAPLE, voting. Hole filling with voting.</text:p>
          </text:list-item>
          <text:list-item>
            <text:p text:style-name="P25"><text:bookmark text:name="P96"/>LevelSets: An extensive framework for segmentation using the level set methodology. Includes geodesic active contours, shape priors and others.</text:p>
          </text:list-item>
          <text:list-item>
            <text:p text:style-name="P25"><text:bookmark text:name="P97"/>MarkovRandomFieldsClassifiers: MRF voxel classification class.</text:p>
          </text:list-item>
          <text:list-item>
            <text:p text:style-name="P25"><text:bookmark text:name="P98"/>RegionGrowing: Various combined threshold and connectivity approaches to segmentation.</text:p>
          </text:list-item>
          <text:list-item>
            <text:p text:style-name="P25"><text:bookmark text:name="P99"/>SignedDistanceFunction: Distance functions for shape models.</text:p>
          </text:list-item>
          <text:list-item>
            <text:p text:style-name="P25"><text:bookmark text:name="P100"/>Voronoi: Color segmentation tools using Voronoi tessellation.</text:p>
          </text:list-item>
          <text:list-item>
            <text:p text:style-name="P25"><text:bookmark text:name="P101"/>Watersheds: Several algorithms for watershed transforms, including marker-based options.</text:p>
          </text:list-item>
        </text:list>
      </text:section>
      <text:section text:style-name="Sect1" text:name="S24">
        <text:h text:style-name="P11" text:outline-level="3"><text:bookmark text:name="S24title"/>4.3. Registration</text:h>
        <text:p text:style-name="P10"><text:bookmark text:name="P102"/><text:span text:style-name="T3">Image registration is the process of estimating a spatial transformation that makes two images similar according to some measure. It is usually structured as an optimization problem. There are numerous choices available for similarity measures, optimizers, and transformation functions. For intensity-based registration, </text:span><text:span text:style-name="Strong_20_Emphasis"><text:span text:style-name="T4">SimpleITK</text:span></text:span><text:span text:style-name="T3"> makes many of these available via a single framework class, with options for callback functions to track optimizer progress. The available choices include:</text:span></text:p>
        <text:list xml:id="list2984103367" text:style-name="L3">
          <text:list-item>
            <text:p text:style-name="P26"><text:bookmark text:name="P103"/><text:bookmark text:name="L10"/>Similarity metrics: Correlation, mutual information (Mattes and joint histogram), Demons, mean squares, and the ANTS neighborhood correlation.</text:p>
          </text:list-item>
          <text:list-item>
            <text:p text:style-name="P28"><text:bookmark text:name="P104"/><text:span text:style-name="T3">Transforms: Rigid, similarity, affine, </text:span><text:span text:style-name="Emphasis"><text:span text:style-name="T3">B</text:span></text:span><text:span text:style-name="T3">-spline, dense deformation field, etc.</text:span></text:p>
          </text:list-item>
          <text:list-item>
            <text:p text:style-name="P26"><text:bookmark text:name="P105"/>Optimizers: Conjugate gradient line search, gradient descent, exhaustive, LBFGSB, etc.</text:p>
          </text:list-item>
          <text:list-item>
            <text:p text:style-name="P28"><text:bookmark text:name="P106"/><text:span text:style-name="T3">Interpolators: Nearest neighbor, linear, </text:span><text:span text:style-name="Emphasis"><text:span text:style-name="T3">B</text:span></text:span><text:span text:style-name="T3">-spline, windowed sinc, etc.</text:span></text:p>
          </text:list-item>
        </text:list>
        <text:p text:style-name="P9"><text:bookmark text:name="P107"/>Classes implementing transforms, optimizers and interpolators are in core modules, rather than the registration module, as they are used in other scenarios.</text:p>
        <text:p text:style-name="P10"><text:bookmark text:name="P108"/><text:span text:style-name="T3">Additional algorithm specific implementations are also available. These include the implementation LandmarkBasedTransformInitializer, estimating the transformation which minimizes the distance between two point sets with known correspondences (transformation can be rigid, affine or </text:span><text:span text:style-name="Emphasis"><text:span text:style-name="T3">B</text:span></text:span><text:span text:style-name="T3">-spline); and several Demons-based intensity-based algorithms for estimating the dense deformation field between images, Demons, DiffeomorphicDemons, SymmetricForcesDemons and FastSymmetricForcesDemons.</text:span></text:p>
      </text:section>
      <text:p text:style-name="P7"><text:a xlink:type="simple" xlink:href="https://itk.org/SimpleITKDoxygen/html/examples.html" text:style-name="Internet_20_link" text:visited-style-name="Visited_20_Internet_20_Link">https://itk.org/SimpleITKDoxygen/html/examples.html</text:a> <text:span text:style-name="T5">(examples) </text:span></text:p>
      <text:p text:style-name="P7"/>
      <text:p text:style-name="P18">SVM</text:p>
      <text:p text:style-name="P18"/>
      <text:p text:style-name="P18"><text:a xlink:type="simple" xlink:href="https://www.datacamp.com/community/tutorials/support-vector-machines-r" text:style-name="Internet_20_link" text:visited-style-name="Visited_20_Internet_20_Link"><text:span text:style-name="T6">https://www.datacamp.com/community/tutorials/support-vector-machines-r</text:span></text:a></text:p>
      <text:p text:style-name="P19"><text:soft-page-break/>Decision Tree</text:p>
      <text:h text:style-name="P31" text:outline-level="1">Decision tree modeling using R</text:h>
      <text:p text:style-name="P19"><text:a xlink:type="simple" xlink:href="http://atm.amegroups.com/article/view/10459/html" text:style-name="Internet_20_link" text:visited-style-name="Visited_20_Internet_20_Link">http://atm.amegroups.com/article/view/10459/html</text:a></text:p>
      <text:p text:style-name="P19"/>
      <text:p text:style-name="P21">Random Forests</text:p>
      <text:p text:style-name="P21"><text:a xlink:type="simple" xlink:href="http://amsantac.co/blog/en/2015/11/28/classification-r.html" text:style-name="Internet_20_link" text:visited-style-name="Visited_20_Internet_20_Link">http://amsantac.co/blog/en/2015/11/28/classification-r.html</text:a> <text:span text:style-name="T7">(image classification)</text:span></text:p>
      <text:p text:style-name="P21"><text:a xlink:type="simple" xlink:href="https://www.r-bloggers.com/how-to-implement-random-forests-in-r/" text:style-name="Internet_20_link" text:visited-style-name="Visited_20_Internet_20_Link">https://www.r-bloggers.com/how-to-implement-random-forests-in-r/</text:a> <text:span text:style-name="T7">(text analysis) </text:span></text:p>
      <text:p text:style-name="P21"><text:a xlink:type="simple" xlink:href="https://www.hackerearth.com/practice/machine-learning/machine-learning-algorithms/tutorial-random-forest-parameter-tuning-r/tutorial/" text:style-name="Internet_20_link" text:visited-style-name="Visited_20_Internet_20_Link">https://www.hackerearth.com/practice/machine-learning/machine-learning-algorithms/tutorial-random-forest-parameter-tuning-r/tutorial/</text:a></text:p>
      <text:p text:style-name="P21"/>
      <text:p text:style-name="P21"><text:a xlink:type="simple" xlink:href="https://www.edureka.co/blog/random-forest-classifier/" text:style-name="Internet_20_link" text:visited-style-name="Visited_20_Internet_20_Link">https://www.edureka.co/blog/random-forest-classifier/</text:a> <text:span text:style-name="T9">(VVIMP) heart disease</text:span></text:p>
      <text:p text:style-name="P23"><text:span text:style-name="T8">BOOK - </text:span><text:a xlink:type="simple" xlink:href="http://mediatum.ub.tum.de/doc/1094727/639902.pdf" text:style-name="Internet_20_link" text:visited-style-name="Visited_20_Internet_20_Link">http://mediatum.ub.tum.de/doc/1094727/639902.pdf</text:a></text:p>
      <text:p text:style-name="P19"/>
      <text:h text:style-name="P31" text:outline-level="1">Naïve Bayes classification in R</text:h>
      <text:p text:style-name="P19"><text:a xlink:type="simple" xlink:href="http://atm.amegroups.com/article/view/10175/html" text:style-name="Internet_20_link" text:visited-style-name="Visited_20_Internet_20_Link">http://atm.amegroups.com/article/view/10175/html</text:a></text:p>
      <text:p text:style-name="P19"><text:a xlink:type="simple" xlink:href="https://www.r-bloggers.com/understanding-naive-bayes-classifier-using-r/" text:style-name="Internet_20_link" text:visited-style-name="Visited_20_Internet_20_Link">https://www.r-bloggers.com/understanding-naive-bayes-classifier-using-r/</text:a></text:p>
      <text:p text:style-name="P19"><text:a xlink:type="simple" xlink:href="https://www.mayoclinic.org/diseases-conditions/sepsis/symptoms-causes/syc-20351214" text:style-name="Internet_20_link" text:visited-style-name="Visited_20_Internet_20_Link">https://www.mayoclinic.org/diseases-conditions/sepsis/symptoms-causes/syc-20351214</text:a> <text:span text:style-name="T10">(study for developing data) </text:span></text:p>
      <text:p text:style-name="P19"/>
      <text:p text:style-name="P22">Neural networks</text:p>
      <text:p text:style-name="P22"><text:a xlink:type="simple" xlink:href="https://www.analyticsvidhya.com/blog/2017/09/creating-visualizing-neural-network-in-r/" text:style-name="Internet_20_link" text:visited-style-name="Visited_20_Internet_20_Link">https://www.analyticsvidhya.com/blog/2017/09/creating-visualizing-neural-network-in-r/</text:a></text:p>
      <text:p text:style-name="P22"/>
      <text:p text:style-name="P20">Miscellaneous datasets</text:p>
      <text:p text:style-name="P20"><text:a xlink:type="simple" xlink:href="https://forge.scilab.org/index.php/p/rdataset/source/tree/master/csv/datasets" text:style-name="Internet_20_link" text:visited-style-name="Visited_20_Internet_20_Link">https://forge.scilab.org/index.php/p/rdataset/source/tree/master/csv/dataset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Times New Roman" svg:font-family="'Times New Roman', stixgeneral, serif"/>
    <style:font-face style:name="arial" svg:font-family="arial, helvetica, clean,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02:10:53.663089443</meta:creation-date>
    <meta:generator>LibreOffice/6.0.7.3$Linux_X86_64 LibreOffice_project/00m0$Build-3</meta:generator>
    <dc:date>2019-04-01T03:50:01.350542488</dc:date>
    <meta:editing-duration>PT2H19M36S</meta:editing-duration>
    <meta:editing-cycles>18</meta:editing-cycles>
    <meta:document-statistic meta:table-count="0" meta:image-count="0" meta:object-count="0" meta:page-count="4" meta:paragraph-count="91" meta:word-count="702" meta:character-count="6943" meta:non-whitespace-character-count="6356"/>
  </office:meta>
</office:document-meta>
</file>